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4.81541666666667cm"/>
    </style:style>
    <style:style style:name="co2" style:family="table-column">
      <style:table-column-properties fo:break-before="auto" style:column-width="4.7625cm"/>
    </style:style>
    <style:style style:name="co3" style:family="table-column">
      <style:table-column-properties fo:break-before="auto" style:column-width="2.83986111111111cm"/>
    </style:style>
    <style:style style:name="co4" style:family="table-column">
      <style:table-column-properties fo:break-before="auto" style:column-width="2.99861111111111cm"/>
    </style:style>
    <style:style style:name="co5" style:family="table-column">
      <style:table-column-properties fo:break-before="auto" style:column-width="3.15736111111111cm"/>
    </style:style>
    <style:style style:name="co6" style:family="table-column">
      <style:table-column-properties fo:break-before="auto" style:column-width="1.34055555555556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11.6416666666667cm"/>
    </style:style>
    <style:style style:name="co9" style:family="table-column">
      <style:table-column-properties fo:break-before="auto" style:column-width="4.74486111111111cm"/>
    </style:style>
    <style:style style:name="co10" style:family="table-column">
      <style:table-column-properties fo:break-before="auto" style:column-width="4.60375cm"/>
    </style:style>
    <style:style style:name="co11" style:family="table-column">
      <style:table-column-properties fo:break-before="auto" style:column-width="8.14916666666667cm"/>
    </style:style>
    <style:style style:name="co12" style:family="table-column">
      <style:table-column-properties fo:break-before="auto" style:column-width="2.02847222222222cm"/>
    </style:style>
    <style:style style:name="co13" style:family="table-column">
      <style:table-column-properties fo:break-before="auto" style:column-width="2.08138888888889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29pt" style:use-optimal-row-height="true" fo:break-before="auto"/>
    </style:style>
    <style:style style:name="ro3" style:family="table-row">
      <style:table-row-properties style:row-height="43.5pt" style:use-optimal-row-height="true" fo:break-before="auto"/>
    </style:style>
    <style:style style:name="ro4" style:family="table-row">
      <style:table-row-properties style:row-height="72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uzzymatche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left</text:p>
          </table:table-cell>
          <table:table-cell office:value-type="string" table:style-name="ce2">
            <text:p>right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Machinery Yard, Roads Dept, Watery Lane, Swords</text:p>
          </table:table-cell>
          <table:table-cell office:value-type="string" table:style-name="ce3">
            <text:p>Machinary Yard, Watery Lane, Swords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Bridewell Garda Station 30 Chancery Street Dublin 7 Co Dublin</text:p>
          </table:table-cell>
          <table:table-cell office:value-type="string" table:style-name="ce3">
            <text:p>Bridewell Chancery Street <text:s/>Dublin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Garda Station 43 Donnybrook Road Dublin 4 Co Dublin</text:p>
          </table:table-cell>
          <table:table-cell office:value-type="string" table:style-name="ce3">
            <text:p>Garda Station Donnybrook Road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Harcourt Square D2 41 Harcourt Street Dublin 2 Db Ie</text:p>
          </table:table-cell>
          <table:table-cell office:value-type="string" table:style-name="ce3">
            <text:p>Block 1 Harcourt Square Harcourt Street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Garda Station 25 Fitzgibbon Street Dublin 1 Co Dublin</text:p>
          </table:table-cell>
          <table:table-cell office:value-type="string" table:style-name="ce3">
            <text:p>Garda Station Fitzgibbon Street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Garda Station 241 Griffith Avenue Drumcondra Dublin 9</text:p>
          </table:table-cell>
          <table:table-cell office:value-type="string" table:style-name="ce3">
            <text:p>Garda Station Griffith Avenue Whitehall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Kevin Street Garda Station 41 Kevin Street Upper Dublin 8 Co Dublin</text:p>
          </table:table-cell>
          <table:table-cell office:value-type="string" table:style-name="ce3">
            <text:p>Kevin Street Garda Station Kevin Street Upper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Garda Station 59 Irishtown Road Dublin 4 Co Dublin</text:p>
          </table:table-cell>
          <table:table-cell office:value-type="string" table:style-name="ce3">
            <text:p>Garda Station Irishtown Road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Garda Sports Pavillion 11 Phoenix Park Dublin 8 Co Dublin</text:p>
          </table:table-cell>
          <table:table-cell office:value-type="string" table:style-name="ce3">
            <text:p>Garda Pavillion Phoenix Park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Garda Station 1C Rochestown Avenue Dun Laoghaire County Dublin</text:p>
          </table:table-cell>
          <table:table-cell office:value-type="string" table:style-name="ce3">
            <text:p>Rochestown Avenue Dun Laoghiare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Garda Station 25 Rossmore Avenue Dublin 10 Co Dublin</text:p>
          </table:table-cell>
          <table:table-cell office:value-type="string" table:style-name="ce3">
            <text:p>Garda Station Rossmore Avenue Ballyfermot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Talbot Factory Shanowen Road Dublin 9 Co Dublin</text:p>
          </table:table-cell>
          <table:table-cell office:value-type="string" table:style-name="ce3">
            <text:p>Shanowen Road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Store St Garda Station Store Street Dublin 1 Co Dublin</text:p>
          </table:table-cell>
          <table:table-cell office:value-type="string" table:style-name="ce3">
            <text:p>Garda Station Store Street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An Garda Siochana Corrig Avenue Dun Laoghaire Co Dublin</text:p>
          </table:table-cell>
          <table:table-cell office:value-type="string" table:style-name="ce3">
            <text:p>Corrig Avenue Dun Laoghaire</text:p>
          </table:table-cell>
          <table:table-cell table:number-columns-repeated="16382"/>
        </table:table-row>
        <table:table-row table:style-name="ro4">
          <table:table-cell office:value-type="string" table:style-name="ce3">
            <text:p>Blanchardstown Station Clonsilla Road Dublin 15 Co Dublin</text:p>
          </table:table-cell>
          <table:table-cell office:value-type="string" table:style-name="ce3">
            <text:p>Collmine Stores Clonsilla Road Gpnhbs09 <text:s/>Coolmine Roads Depotblanchardstown Dublin 15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Garda Station Main Street Malahide Co Dublin</text:p>
          </table:table-cell>
          <table:table-cell office:value-type="string" table:style-name="ce3">
            <text:p>Main Street Malahide Co Dublin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Terenure Road West Dublin 6W Co Dublin</text:p>
          </table:table-cell>
          <table:table-cell office:value-type="string" table:style-name="ce3">
            <text:p>Garda Station Terenure Road West Dublin 6W Co Dublin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Shanowen Road Santry Dublin 9 Co Dublin</text:p>
          </table:table-cell>
          <table:table-cell office:value-type="string" table:style-name="ce3">
            <text:p>Shanowen Rd Santry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Belgard Road 1St Floor Plaza Complex Tallaght Dublin 24</text:p>
          </table:table-cell>
          <table:table-cell office:value-type="string" table:style-name="ce3">
            <text:p>The Plaza Building 1St Floor East Belgard Rd Tallaght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Rathgar Road Dublin 6 Co Dublin</text:p>
          </table:table-cell>
          <table:table-cell office:value-type="string" table:style-name="ce3">
            <text:p>Garda Station Rathgar Road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Garda Station Orchard Road Clondalkin Dublin 22</text:p>
          </table:table-cell>
          <table:table-cell office:value-type="string" table:style-name="ce3">
            <text:p>Garda Station Clondalkin</text:p>
          </table:table-cell>
          <table:table-cell table:number-columns-repeated="16382"/>
        </table:table-row>
        <table:table-row table:number-rows-repeated="1048554" table:style-name="ro1">
          <table:table-cell table:number-columns-repeated="16384"/>
        </table:table-row>
      </table:table>
      <table:table table:name="fuzzymatches_result" table:style-name="ta1">
        <table:table-column table:style-name="co8" table:default-cell-style-name="ce1"/>
        <table:table-column table:style-name="co7" table:number-columns-repeated="16383" table:default-cell-style-name="ce1"/>
        <table:table-row table:style-name="ro1">
          <table:table-cell office:value-type="string" table:style-name="ce4">
            <text:p>right_fuzzymatched</text:p>
          </table:table-cell>
          <table:table-cell office:value-type="string" table:style-name="ce4">
            <text:p>similarit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chinery Yard, Roads Dept, Watery Lane, Swords</text:p>
          </table:table-cell>
          <table:table-cell office:value-type="float" office:value="0.69478415301083996" table:style-name="ce1">
            <text:p>0.6947841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idewell Garda Station 30 Chancery Street Dublin 7 Co Dublin</text:p>
          </table:table-cell>
          <table:table-cell office:value-type="float" office:value="0.70198520770251804" table:style-name="ce1">
            <text:p>0.7019852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arda Station 43 Donnybrook Road Dublin 4 Co Dublin</text:p>
          </table:table-cell>
          <table:table-cell office:value-type="float" office:value="0.656488895904077" table:style-name="ce1">
            <text:p>0.6564888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arcourt Square D2 41 Harcourt Street Dublin 2 Db Ie</text:p>
          </table:table-cell>
          <table:table-cell office:value-type="float" office:value="0.75542518768188804" table:style-name="ce1">
            <text:p>0.7554251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arda Station 25 Fitzgibbon Street Dublin 1 Co Dublin</text:p>
          </table:table-cell>
          <table:table-cell office:value-type="float" office:value="0.65372769077573001" table:style-name="ce1">
            <text:p>0.6537276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arda Station 241 Griffith Avenue Drumcondra Dublin 9</text:p>
          </table:table-cell>
          <table:table-cell office:value-type="float" office:value="0.41043985732662502" table:style-name="ce1">
            <text:p>0.4104398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evin Street Garda Station 41 Kevin Street Upper Dublin 8 Co Dublin</text:p>
          </table:table-cell>
          <table:table-cell office:value-type="float" office:value="0.80390184450010904" table:style-name="ce1">
            <text:p>0.8039018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arda Station 59 Irishtown Road Dublin 4 Co Dublin</text:p>
          </table:table-cell>
          <table:table-cell office:value-type="float" office:value="0.59868827441723305" table:style-name="ce1">
            <text:p>0.5986882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arda Sports Pavillion 11 Phoenix Park Dublin 8 Co Dublin</text:p>
          </table:table-cell>
          <table:table-cell office:value-type="float" office:value="0.55836535242406005" table:style-name="ce1">
            <text:p>0.5583653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arda Station 1C Rochestown Avenue Dun Laoghaire County Dublin</text:p>
          </table:table-cell>
          <table:table-cell office:value-type="float" office:value="0.59487834105548598" table:style-name="ce1">
            <text:p>0.5948783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arda Station 25 Rossmore Avenue Dublin 10 Co Dublin</text:p>
          </table:table-cell>
          <table:table-cell office:value-type="float" office:value="0.44365362815639298" table:style-name="ce1">
            <text:p>0.4436536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hanowen Road Santry Dublin 9 Co Dublin</text:p>
          </table:table-cell>
          <table:table-cell office:value-type="float" office:value="0.465427265628372" table:style-name="ce1">
            <text:p>0.4654272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ore St Garda Station Store Street Dublin 1 Co Dublin</text:p>
          </table:table-cell>
          <table:table-cell office:value-type="float" office:value="0.766866954256745" table:style-name="ce1">
            <text:p>0.7668669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 Garda Siochana Corrig Avenue Dun Laoghaire Co Dublin</text:p>
          </table:table-cell>
          <table:table-cell office:value-type="float" office:value="0.72598996070880495" table:style-name="ce1">
            <text:p>0.7259899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lanchardstown Station Clonsilla Road Dublin 15 Co Dublin</text:p>
          </table:table-cell>
          <table:table-cell office:value-type="float" office:value="0.43778105818349999" table:style-name="ce1">
            <text:p>0.4377810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arda Station Main Street Malahide Co Dublin</text:p>
          </table:table-cell>
          <table:table-cell office:value-type="float" office:value="0.88429303352571698" table:style-name="ce1">
            <text:p>0.8842930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renure Road West Dublin 6W Co Dublin</text:p>
          </table:table-cell>
          <table:table-cell office:value-type="float" office:value="0.90681043768269298" table:style-name="ce1">
            <text:p>0.9068104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hanowen Road Santry Dublin 9 Co Dublin</text:p>
          </table:table-cell>
          <table:table-cell office:value-type="float" office:value="0.64343133988261303" table:style-name="ce1">
            <text:p>0.643431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lgard Road 1St Floor Plaza Complex Tallaght Dublin 24</text:p>
          </table:table-cell>
          <table:table-cell office:value-type="float" office:value="0.43918856831917902" table:style-name="ce1">
            <text:p>0.4391885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thgar Road Dublin 6 Co Dublin</text:p>
          </table:table-cell>
          <table:table-cell office:value-type="float" office:value="0.53809442875318103" table:style-name="ce1">
            <text:p>0.5380944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arda Station Orchard Road Clondalkin Dublin 22</text:p>
          </table:table-cell>
          <table:table-cell office:value-type="float" office:value="0.549067957826196" table:style-name="ce1">
            <text:p>0.549067958</text:p>
          </table:table-cell>
          <table:table-cell table:number-columns-repeated="16382"/>
        </table:table-row>
        <table:table-row table:number-rows-repeated="1048554" table:style-name="ro1">
          <table:table-cell table:number-columns-repeated="16384"/>
        </table:table-row>
      </table:table>
      <table:table table:name="not_fuzzymatches" table:style-name="ta1">
        <table:table-column table:style-name="co9" table:default-cell-style-name="ce3"/>
        <table:table-column table:style-name="co10" table:default-cell-style-name="ce3"/>
        <table:table-column table:style-name="co7" table:number-columns-repeated="16382" table:default-cell-style-name="ce1"/>
        <table:table-row table:style-name="ro1">
          <table:table-cell office:value-type="string" table:style-name="ce2">
            <text:p>left</text:p>
          </table:table-cell>
          <table:table-cell office:value-type="string" table:style-name="ce2">
            <text:p>right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29 Buckingham Street Upper, Dublin 01</text:p>
          </table:table-cell>
          <table:table-cell office:value-type="string" table:style-name="ce3">
            <text:p>31 Buckingham Street Upper, Dublin 01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Garda Station 111 Bray Road Dublin 18 Co Dublin</text:p>
          </table:table-cell>
          <table:table-cell office:value-type="string" table:style-name="ce3">
            <text:p>Garda Station R District Oscar Traynor Road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Garda Barracks 43 Donnybrook Road Dublin 4 Co Dublin</text:p>
          </table:table-cell>
          <table:table-cell office:value-type="string" table:style-name="ce3">
            <text:p>Garda Barracks Lusk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Garda Station 23A Kilmainham Lane Dublin 8 Co Dublin</text:p>
          </table:table-cell>
          <table:table-cell office:value-type="string" table:style-name="ce3">
            <text:p>Unit 23 A Kiln Marley Park Craft Courtyard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Garda Station Old Kilmainham Dublin 8 Co Dublin</text:p>
          </table:table-cell>
          <table:table-cell office:value-type="string" table:style-name="ce3">
            <text:p>Garda Station Kilmacud Rd Upper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Garda Station Pearse Street Dublin 2 Co Dublin</text:p>
          </table:table-cell>
          <table:table-cell office:value-type="string" table:style-name="ce3">
            <text:p>Garda Station Ronanstown Dublin 22 Co Dublin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Boiler House Garda Depot 11 Phoenix Park Dublin 8 Co Dublin</text:p>
          </table:table-cell>
          <table:table-cell office:value-type="string" table:style-name="ce3">
            <text:p>Whitefields Depot Unit 1 Phoenix Park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Garda Hospital 11 Phoenix Park Dublin 8 Co Dublin</text:p>
          </table:table-cell>
          <table:table-cell office:value-type="string" table:style-name="ce3">
            <text:p>Pay And Claims Garda Hq Phoenix Park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New Garda Hq 11 Phoenix Park Islandbridge Dublin 8<text:s text:c="22"/></text:p>
          </table:table-cell>
          <table:table-cell office:value-type="string" table:style-name="ce3">
            <text:p>Pay And Claims Garda Hq Phoenix Park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Garda Bar 11 Phoenix Park Dublin 8 Co Dublin</text:p>
          </table:table-cell>
          <table:table-cell office:value-type="string" table:style-name="ce3">
            <text:p>Phoenix Park Old Garda Station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Garda Depot 11 Phoenix Park Dublin 8 Co Dublin</text:p>
          </table:table-cell>
          <table:table-cell office:value-type="string" table:style-name="ce3">
            <text:p>Whitefields Depot Unit 1 Phoenix Park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Garda Station St Agnes Road Dublin 12 Co Dublin</text:p>
          </table:table-cell>
          <table:table-cell office:value-type="string" table:style-name="ce3">
            <text:p>Garda Station Ronanstown Dublin 22 Co Dublin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Garda Horse Unit Phoenix Park Dublin 8 Co Dublin</text:p>
          </table:table-cell>
          <table:table-cell office:value-type="string" table:style-name="ce3">
            <text:p>Pay And Claims Garda Hq Phoenix Park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Coolock Garda Station Coolock Village Dublin 5 Co Dublin</text:p>
          </table:table-cell>
          <table:table-cell office:value-type="string" table:style-name="ce3">
            <text:p>Garda Station Crumlin Village</text:p>
          </table:table-cell>
          <table:table-cell table:number-columns-repeated="16382"/>
        </table:table-row>
        <table:table-row table:number-rows-repeated="3" table:style-name="ro1">
          <table:table-cell table:number-columns-repeated="16384" table:style-name="ce1"/>
        </table:table-row>
        <table:table-row table:number-rows-repeated="1048558" table:style-name="ro1">
          <table:table-cell table:number-columns-repeated="16384"/>
        </table:table-row>
      </table:table>
      <table:table table:name="not_fuzzymatches_result" table:style-name="ta1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4">
            <text:p>right_fuzzymatched</text:p>
          </table:table-cell>
          <table:table-cell office:value-type="string" table:style-name="ce4">
            <text:p>similarity</text:p>
          </table:table-cell>
          <table:table-cell table:style-name="ce5"/>
          <table:table-cell table:number-columns-repeated="16381"/>
        </table:table-row>
        <table:table-row table:style-name="ro1">
          <table:table-cell office:value-type="string" table:style-name="ce1">
            <text:p>29 Buckingham Street Upper, Dublin 01</text:p>
          </table:table-cell>
          <table:table-cell office:value-type="float" office:value="0.89717250953083105" table:style-name="ce1">
            <text:p>0.8971725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arda Station R District Oscar Traynor Roa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arda Barracks Lusk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nit 23 A Kiln Marley Park Craft Courtyar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arda Station Kilmacud Rd Uppe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arda Station Ronanstown Dublin 22 Co Dubli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Whitefields Depot Unit 1 Phoenix Park</text:p>
          </table:table-cell>
          <table:table-cell table:number-columns-repeated="16383" table:style-name="ce1"/>
        </table:table-row>
        <table:table-row table:number-rows-repeated="2" table:style-name="ro1">
          <table:table-cell office:value-type="string" table:style-name="ce1">
            <text:p>Pay And Claims Garda Hq Phoenix Park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hoenix Park Old Garda St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Whitefields Depot Unit 1 Phoenix Park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arda Station Ronanstown Dublin 22 Co Dubli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ay And Claims Garda Hq Phoenix Park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arda Station Crumlin Village</text:p>
          </table:table-cell>
          <table:table-cell table:number-columns-repeated="16383" table:style-name="ce1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01</meta:generator>
    <meta:initial-creator>Rowan Molony</meta:initial-creator>
    <dc:creator>John O Shea</dc:creator>
    <meta:creation-date>2015-06-05T18:17:20Z</meta:creation-date>
    <dc:date>2020-07-22T18:08:34Z</dc:date>
  </office:meta>
</office:document-meta>
</file>